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4febd" officeooo:paragraph-rsid="0014febd"/>
    </style:style>
    <style:style style:name="P2" style:family="paragraph" style:parent-style-name="Title">
      <style:text-properties officeooo:rsid="001227ab" officeooo:paragraph-rsid="001227ab"/>
    </style:style>
    <style:style style:name="P3" style:family="paragraph" style:parent-style-name="Standard">
      <style:text-properties officeooo:rsid="001227ab" officeooo:paragraph-rsid="001227ab"/>
    </style:style>
    <style:style style:name="P4" style:family="paragraph" style:parent-style-name="Standard">
      <style:text-properties officeooo:rsid="00112df5" officeooo:paragraph-rsid="00112df5"/>
    </style:style>
    <style:style style:name="P5" style:family="paragraph" style:parent-style-name="Standard">
      <style:text-properties officeooo:rsid="0015ff6a" officeooo:paragraph-rsid="0015ff6a"/>
    </style:style>
    <style:style style:name="P6" style:family="paragraph" style:parent-style-name="Standard">
      <style:text-properties officeooo:rsid="0017c7d3" officeooo:paragraph-rsid="0017c7d3"/>
    </style:style>
    <style:style style:name="P7" style:family="paragraph" style:parent-style-name="Standard">
      <style:text-properties officeooo:rsid="0017c7d3" officeooo:paragraph-rsid="001fe37c"/>
    </style:style>
    <style:style style:name="P8" style:family="paragraph" style:parent-style-name="Standard">
      <style:text-properties officeooo:rsid="0018eeca" officeooo:paragraph-rsid="0018eeca"/>
    </style:style>
    <style:style style:name="P9" style:family="paragraph" style:parent-style-name="Standard">
      <style:text-properties officeooo:rsid="0015ff6a" officeooo:paragraph-rsid="0022b17e"/>
    </style:style>
    <style:style style:name="P10" style:family="paragraph" style:parent-style-name="Standard">
      <style:text-properties officeooo:rsid="0019fcd7" officeooo:paragraph-rsid="0022b17e"/>
    </style:style>
    <style:style style:name="P11" style:family="paragraph" style:parent-style-name="Heading_20_1">
      <style:text-properties officeooo:rsid="00135548" officeooo:paragraph-rsid="00135548"/>
    </style:style>
    <style:style style:name="P12" style:family="paragraph" style:parent-style-name="Text_20_body">
      <style:text-properties officeooo:rsid="0019fcd7"/>
    </style:style>
    <style:style style:name="T1" style:family="text">
      <style:text-properties officeooo:rsid="001227ab"/>
    </style:style>
    <style:style style:name="T2" style:family="text">
      <style:text-properties officeooo:rsid="001cc29a"/>
    </style:style>
    <style:style style:name="T3" style:family="text">
      <style:text-properties officeooo:rsid="001e7e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i-bem</text:p>
      <text:h text:style-name="Heading_20_1" text:outline-level="1"><text:span text:style-name="T1">Create r</text:span>oute</text:h>
      <text:p text:style-name="P4">Create route in gpx format <text:a xlink:type="simple" xlink:href="https://en.wikipedia.org/wiki/GPS_Exchange_Format" text:style-name="Internet_20_link" text:visited-style-name="Visited_20_Internet_20_Link">https://en.wikipedia.org/wiki/GPS_Exchange_Format</text:a></text:p>
      <text:p text:style-name="P4">The route for Limfjorden is created in “krak til søs” <text:a xlink:type="simple" xlink:href="https://tilsos.krak.dk/" text:style-name="Internet_20_link" text:visited-style-name="Visited_20_Internet_20_Link">https://tilsos.krak.dk</text:a></text:p>
      <text:p text:style-name="P4"/>
      <text:h text:style-name="P11" text:outline-level="1">Interpolate route</text:h>
      <text:p text:style-name="P1">Interpolate the route waypoints to new points with:</text:p>
      <text:p text:style-name="Preformatted_20_Text">ShipMesh/src/python/RouteInterpolator.py</text:p>
      <text:h text:style-name="Heading_20_1" text:outline-level="1">Check route</text:h>
      <text:p text:style-name="P12"/>
      <text:p text:style-name="P5"/>
      <text:p text:style-name="P5"/>
      <text:p text:style-name="P5"/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08:40:20.098883926</meta:creation-date>
    <dc:date>2023-03-30T12:55:22.664548531</dc:date>
    <meta:editing-duration>PT6H10M5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8" meta:word-count="33" meta:character-count="289" meta:non-whitespace-character-count="264"/>
  </office:meta>
</office:document-meta>
</file>